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8f64" officeooo:paragraph-rsid="001c8f64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c8f64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édures et appel :</text:p>
      <text:p text:style-name="P1">aucune </text:p>
      <text:p text:style-name="P1">plusieurs</text:p>
      <text:p text:style-name="P1">plusieurs</text:p>
      <text:p text:style-name="P1"/>
      <text:p text:style-name="P1">2</text:p>
      <text:p text:style-name="P1">&lt; &lt; &lt; ←------- OOOOO</text:p>
      <text:p text:style-name="P1"/>
      <text:p text:style-name="P1">3)paramètre entré</text:p>
      <text:p text:style-name="P1">est connue non modifié</text:p>
      <text:p text:style-name="P1"/>
      <text:p text:style-name="P1">4)para formel</text:p>
      <text:p text:style-name="P1">dans la def de la procédure</text:p>
      <text:p text:style-name="P1"/>
      <text:p text:style-name="P1">5)manière décrit d’un paramètres formels</text:p>
      <text:p text:style-name="P1">mode passage nom para : type</text:p>
      <text:p text:style-name="P1"/>
      <text:p text:style-name="P1">6)appel procédure</text:p>
      <text:p text:style-name="P1">ent x ent y</text:p>
      <text:p text:style-name="P1"/>
      <text:p text:style-name="P1">7)</text:p>
      <text:p text:style-name="P1">[:8-)</text:p>
      <text:p text:style-name="P1"/>
      <text:p text:style-name="P1">8)affiche air rec</text:p>
      <text:p text:style-name="P1">ent longueur : réel, ent largeur : réel </text:p>
      <text:p text:style-name="P1"/>
      <text:p text:style-name="P1">9)ent remplacé</text:p>
      <text:p text:style-name="P1">cas 1 pas remplacé</text:p>
      <text:p text:style-name="P1">cas 2 pas remplacé</text:p>
      <text:p text:style-name="P1"/>
      <text:p text:style-name="P1">10)</text:p>
      <text:p text:style-name="P1">s’execute correctement avec le menu</text:p>
      <text:p text:style-name="P1"/>
      <text:p text:style-name="P1">11) décroissant ou croissant</text:p>
      <text:p text:style-name="P1">il ne compile pas</text:p>
      <text:p text:style-name="P1"/>
      <text:p text:style-name="P1">12)variable locale</text:p>
      <text:p text:style-name="P1">définie dans cette procédure et utilisable uniquement dans cette procédure </text:p>
      <text:p text:style-name="P1"/>
      <text:p text:style-name="P1">13) numérotation ligne</text:p>
      <text:p text:style-name="P1">n = 2, p = 3, a = /, b = /, produit = / </text:p>
      <text:p text:style-name="P1"/>
      <text:p text:style-name="P1">14)nb négatif ou positif nul</text:p>
      <text:p text:style-name="P1">il ne compile pas </text:p>
      <text:p text:style-name="P1"/>
      <text:p text:style-name="P1">15)</text:p>
      <text:p text:style-name="P1">il affiche " x = 35 " </text:p>
      <text:p text:style-name="P1"/>
      <text:p text:style-name="P1">16)volonté du D</text:p>
      <text:p text:style-name="P1">il génère une erreur à l'exécution (valeur incohérente, plantage, boucle sans fin... </text:p>
      <text:p text:style-name="P1"/>
      <text:p text:style-name="P1"/>
      <text:p text:style-name="P1"><text:soft-page-break/>17)</text:p>
      <text:p text:style-name="P1">il affiche "------" (le plus long trait)</text:p>
      <text:p text:style-name="P1"/>
      <text:p text:style-name="P1">18)prototype <text:span text:style-name="T1">toutes celles</text:span></text:p>
      <text:p text:style-name="P1">void afficherDifference (float, float) ; </text:p>
      <text:p text:style-name="P1">void afficherDifference (float x1, float x2) ; (pas de point virgule sur les autres)</text:p>
      <text:p text:style-name="P1"/>
      <text:p text:style-name="P1">19)</text:p>
      <text:p text:style-name="P1">il affiche "a= 5" </text:p>
      <text:p text:style-name="P1"/>
      <text:p text:style-name="P1">20)</text:p>
      <text:p text:style-name="P1">il affiche "arrondi = 7"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23:38:39.337000000</meta:creation-date>
    <dc:date>2023-10-12T00:05:31.053000000</dc:date>
    <meta:editing-duration>PT26M52S</meta:editing-duration>
    <meta:editing-cycles>1</meta:editing-cycles>
    <meta:document-statistic meta:table-count="0" meta:image-count="0" meta:object-count="0" meta:page-count="2" meta:paragraph-count="44" meta:word-count="185" meta:character-count="1009" meta:non-whitespace-character-count="859"/>
    <meta:generator>LibreOffice/7.6.0.3$Windows_X86_64 LibreOffice_project/69edd8b8ebc41d00b4de3915dc82f8f0fc3b6265</meta:generator>
  </office:meta>
</office:document-meta>
</file>